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regated_all" table:style-name="ta1">
        <table:shapes>
          <draw:frame draw:z-index="0" draw:style-name="gr1" draw:text-style-name="P1" svg:width="27.663cm" svg:height="15.56cm" svg:x="17.9cm" svg:y="1.667cm">
            <draw:object draw:notify-on-update-of-ranges="aggregated_all.E5:aggregated_all.E5 aggregated_all.E6:aggregated_all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28487375497" calcext:value-type="float">
            <text:p>1284873754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15909" calcext:value-type="float">
            <text:p>15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2.00167272479055E+017" calcext:value-type="float">
            <text:p>2.00167272479055E+0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2" office:value-type="string" calcext:value-type="string">
            <text:p>Memory (mb)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97562368" calcext:value-type="float">
            <text:p>3397562368</text:p>
          </table:table-cell>
          <table:table-cell table:formula="of:=([.C6]/1024)/1024" office:value-type="float" office:value="3240.16796875" calcext:value-type="float">
            <text:p>3240.16796875</text:p>
          </table:table-cell>
          <table:table-cell table:formula="of:=ROUND([.D6:.D56]; 1)" office:value-type="float" office:value="3240.2" calcext:value-type="float">
            <text:p>3240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8" calcext:value-type="float">
            <text:p>1658</text:p>
          </table:table-cell>
          <table:table-cell office:value-type="float" office:value="3576848384" calcext:value-type="float">
            <text:p>3576848384</text:p>
          </table:table-cell>
          <table:table-cell table:formula="of:=([.C7]/1024)/1024" office:value-type="float" office:value="3411.1484375" calcext:value-type="float">
            <text:p>3411.1484375</text:p>
          </table:table-cell>
          <table:table-cell table:formula="of:=ROUND([.D7:.D57]; 1)" office:value-type="float" office:value="3411.1" calcext:value-type="float">
            <text:p>3411.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6" calcext:value-type="float">
            <text:p>2426</text:p>
          </table:table-cell>
          <table:table-cell office:value-type="float" office:value="3649642496" calcext:value-type="float">
            <text:p>3649642496</text:p>
          </table:table-cell>
          <table:table-cell table:formula="of:=([.C8]/1024)/1024" office:value-type="float" office:value="3480.5703125" calcext:value-type="float">
            <text:p>3480.5703125</text:p>
          </table:table-cell>
          <table:table-cell table:formula="of:=ROUND([.D8:.D58]; 1)" office:value-type="float" office:value="3480.6" calcext:value-type="float">
            <text:p>3480.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14" calcext:value-type="float">
            <text:p>3214</text:p>
          </table:table-cell>
          <table:table-cell office:value-type="float" office:value="3725844480" calcext:value-type="float">
            <text:p>3725844480</text:p>
          </table:table-cell>
          <table:table-cell table:formula="of:=([.C9]/1024)/1024" office:value-type="float" office:value="3553.2421875" calcext:value-type="float">
            <text:p>3553.2421875</text:p>
          </table:table-cell>
          <table:table-cell table:formula="of:=ROUND([.D9:.D59]; 1)" office:value-type="float" office:value="3553.2" calcext:value-type="float">
            <text:p>3553.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9" calcext:value-type="float">
            <text:p>3929</text:p>
          </table:table-cell>
          <table:table-cell office:value-type="float" office:value="3797495808" calcext:value-type="float">
            <text:p>3797495808</text:p>
          </table:table-cell>
          <table:table-cell table:formula="of:=([.C10]/1024)/1024" office:value-type="float" office:value="3621.57421875" calcext:value-type="float">
            <text:p>3621.57421875</text:p>
          </table:table-cell>
          <table:table-cell table:formula="of:=ROUND([.D10:.D60]; 1)" office:value-type="float" office:value="3621.6" calcext:value-type="float">
            <text:p>3621.6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47" calcext:value-type="float">
            <text:p>4447</text:p>
          </table:table-cell>
          <table:table-cell office:value-type="float" office:value="3868270592" calcext:value-type="float">
            <text:p>3868270592</text:p>
          </table:table-cell>
          <table:table-cell table:formula="of:=([.C11]/1024)/1024" office:value-type="float" office:value="3689.0703125" calcext:value-type="float">
            <text:p>3689.0703125</text:p>
          </table:table-cell>
          <table:table-cell table:formula="of:=ROUND([.D11:.D61]; 1)" office:value-type="float" office:value="3689.1" calcext:value-type="float">
            <text:p>3689.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9" calcext:value-type="float">
            <text:p>5969</text:p>
          </table:table-cell>
          <table:table-cell office:value-type="float" office:value="3108220928" calcext:value-type="float">
            <text:p>3108220928</text:p>
          </table:table-cell>
          <table:table-cell table:formula="of:=([.C12]/1024)/1024" office:value-type="float" office:value="2964.23046875" calcext:value-type="float">
            <text:p>2964.23046875</text:p>
          </table:table-cell>
          <table:table-cell table:formula="of:=ROUND([.D12:.D62]; 1)" office:value-type="float" office:value="2964.2" calcext:value-type="float">
            <text:p>2964.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3161354240" calcext:value-type="float">
            <text:p>3161354240</text:p>
          </table:table-cell>
          <table:table-cell table:formula="of:=([.C13]/1024)/1024" office:value-type="float" office:value="3014.90234375" calcext:value-type="float">
            <text:p>3014.90234375</text:p>
          </table:table-cell>
          <table:table-cell table:formula="of:=ROUND([.D13:.D63]; 1)" office:value-type="float" office:value="3014.9" calcext:value-type="float">
            <text:p>3014.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85" calcext:value-type="float">
            <text:p>7185</text:p>
          </table:table-cell>
          <table:table-cell office:value-type="float" office:value="3211517952" calcext:value-type="float">
            <text:p>3211517952</text:p>
          </table:table-cell>
          <table:table-cell table:formula="of:=([.C14]/1024)/1024" office:value-type="float" office:value="3062.7421875" calcext:value-type="float">
            <text:p>3062.7421875</text:p>
          </table:table-cell>
          <table:table-cell table:formula="of:=ROUND([.D14:.D64]; 1)" office:value-type="float" office:value="3062.7" calcext:value-type="float">
            <text:p>3062.7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87" calcext:value-type="float">
            <text:p>7587</text:p>
          </table:table-cell>
          <table:table-cell office:value-type="float" office:value="3262111744" calcext:value-type="float">
            <text:p>3262111744</text:p>
          </table:table-cell>
          <table:table-cell table:formula="of:=([.C15]/1024)/1024" office:value-type="float" office:value="3110.9921875" calcext:value-type="float">
            <text:p>3110.9921875</text:p>
          </table:table-cell>
          <table:table-cell table:formula="of:=ROUND([.D15:.D65]; 1)" office:value-type="float" office:value="3111" calcext:value-type="float">
            <text:p>311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69" calcext:value-type="float">
            <text:p>7869</text:p>
          </table:table-cell>
          <table:table-cell office:value-type="float" office:value="3315118080" calcext:value-type="float">
            <text:p>3315118080</text:p>
          </table:table-cell>
          <table:table-cell table:formula="of:=([.C16]/1024)/1024" office:value-type="float" office:value="3161.54296875" calcext:value-type="float">
            <text:p>3161.54296875</text:p>
          </table:table-cell>
          <table:table-cell table:formula="of:=ROUND([.D16:.D66]; 1)" office:value-type="float" office:value="3161.5" calcext:value-type="float">
            <text:p>3161.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71" calcext:value-type="float">
            <text:p>9071</text:p>
          </table:table-cell>
          <table:table-cell office:value-type="float" office:value="2654027776" calcext:value-type="float">
            <text:p>2654027776</text:p>
          </table:table-cell>
          <table:table-cell table:formula="of:=([.C17]/1024)/1024" office:value-type="float" office:value="2531.078125" calcext:value-type="float">
            <text:p>2531.078125</text:p>
          </table:table-cell>
          <table:table-cell table:formula="of:=ROUND([.D17:.D67]; 1)" office:value-type="float" office:value="2531.1" calcext:value-type="float">
            <text:p>2531.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00" calcext:value-type="float">
            <text:p>9400</text:p>
          </table:table-cell>
          <table:table-cell office:value-type="float" office:value="2691354624" calcext:value-type="float">
            <text:p>2691354624</text:p>
          </table:table-cell>
          <table:table-cell table:formula="of:=([.C18]/1024)/1024" office:value-type="float" office:value="2566.67578125" calcext:value-type="float">
            <text:p>2566.67578125</text:p>
          </table:table-cell>
          <table:table-cell table:formula="of:=ROUND([.D18:.D68]; 1)" office:value-type="float" office:value="2566.7" calcext:value-type="float">
            <text:p>2566.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51" calcext:value-type="float">
            <text:p>9751</text:p>
          </table:table-cell>
          <table:table-cell office:value-type="float" office:value="2729537536" calcext:value-type="float">
            <text:p>2729537536</text:p>
          </table:table-cell>
          <table:table-cell table:formula="of:=([.C19]/1024)/1024" office:value-type="float" office:value="2603.08984375" calcext:value-type="float">
            <text:p>2603.08984375</text:p>
          </table:table-cell>
          <table:table-cell table:formula="of:=ROUND([.D19:.D69]; 1)" office:value-type="float" office:value="2603.1" calcext:value-type="float">
            <text:p>2603.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44" calcext:value-type="float">
            <text:p>10044</text:p>
          </table:table-cell>
          <table:table-cell office:value-type="float" office:value="2768101376" calcext:value-type="float">
            <text:p>2768101376</text:p>
          </table:table-cell>
          <table:table-cell table:formula="of:=([.C20]/1024)/1024" office:value-type="float" office:value="2639.8671875" calcext:value-type="float">
            <text:p>2639.8671875</text:p>
          </table:table-cell>
          <table:table-cell table:formula="of:=ROUND([.D20:.D70]; 1)" office:value-type="float" office:value="2639.9" calcext:value-type="float">
            <text:p>2639.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52" calcext:value-type="float">
            <text:p>10252</text:p>
          </table:table-cell>
          <table:table-cell office:value-type="float" office:value="2805739520" calcext:value-type="float">
            <text:p>2805739520</text:p>
          </table:table-cell>
          <table:table-cell table:formula="of:=([.C21]/1024)/1024" office:value-type="float" office:value="2675.76171875" calcext:value-type="float">
            <text:p>2675.76171875</text:p>
          </table:table-cell>
          <table:table-cell table:formula="of:=ROUND([.D21:.D71]; 1)" office:value-type="float" office:value="2675.8" calcext:value-type="float">
            <text:p>2675.8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05" calcext:value-type="float">
            <text:p>11005</text:p>
          </table:table-cell>
          <table:table-cell office:value-type="float" office:value="2238959616" calcext:value-type="float">
            <text:p>2238959616</text:p>
          </table:table-cell>
          <table:table-cell table:formula="of:=([.C22]/1024)/1024" office:value-type="float" office:value="2135.23828125" calcext:value-type="float">
            <text:p>2135.23828125</text:p>
          </table:table-cell>
          <table:table-cell table:formula="of:=ROUND([.D22:.D72]; 1)" office:value-type="float" office:value="2135.2" calcext:value-type="float">
            <text:p>2135.2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22" calcext:value-type="float">
            <text:p>11222</text:p>
          </table:table-cell>
          <table:table-cell office:value-type="float" office:value="2266390528" calcext:value-type="float">
            <text:p>2266390528</text:p>
          </table:table-cell>
          <table:table-cell table:formula="of:=([.C23]/1024)/1024" office:value-type="float" office:value="2161.3984375" calcext:value-type="float">
            <text:p>2161.3984375</text:p>
          </table:table-cell>
          <table:table-cell table:formula="of:=ROUND([.D23:.D73]; 1)" office:value-type="float" office:value="2161.4" calcext:value-type="float">
            <text:p>2161.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62" calcext:value-type="float">
            <text:p>11462</text:p>
          </table:table-cell>
          <table:table-cell office:value-type="float" office:value="2293784576" calcext:value-type="float">
            <text:p>2293784576</text:p>
          </table:table-cell>
          <table:table-cell table:formula="of:=([.C24]/1024)/1024" office:value-type="float" office:value="2187.5234375" calcext:value-type="float">
            <text:p>2187.5234375</text:p>
          </table:table-cell>
          <table:table-cell table:formula="of:=ROUND([.D24:.D74]; 1)" office:value-type="float" office:value="2187.5" calcext:value-type="float">
            <text:p>2187.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74" calcext:value-type="float">
            <text:p>11674</text:p>
          </table:table-cell>
          <table:table-cell office:value-type="float" office:value="2324582400" calcext:value-type="float">
            <text:p>2324582400</text:p>
          </table:table-cell>
          <table:table-cell table:formula="of:=([.C25]/1024)/1024" office:value-type="float" office:value="2216.89453125" calcext:value-type="float">
            <text:p>2216.89453125</text:p>
          </table:table-cell>
          <table:table-cell table:formula="of:=ROUND([.D25:.D75]; 1)" office:value-type="float" office:value="2216.9" calcext:value-type="float">
            <text:p>2216.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12" calcext:value-type="float">
            <text:p>11812</text:p>
          </table:table-cell>
          <table:table-cell office:value-type="float" office:value="2351267840" calcext:value-type="float">
            <text:p>2351267840</text:p>
          </table:table-cell>
          <table:table-cell table:formula="of:=([.C26]/1024)/1024" office:value-type="float" office:value="2242.34375" calcext:value-type="float">
            <text:p>2242.34375</text:p>
          </table:table-cell>
          <table:table-cell table:formula="of:=ROUND([.D26:.D76]; 1)" office:value-type="float" office:value="2242.3" calcext:value-type="float">
            <text:p>2242.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370" calcext:value-type="float">
            <text:p>12370</text:p>
          </table:table-cell>
          <table:table-cell office:value-type="float" office:value="1776009216" calcext:value-type="float">
            <text:p>1776009216</text:p>
          </table:table-cell>
          <table:table-cell table:formula="of:=([.C27]/1024)/1024" office:value-type="float" office:value="1693.734375" calcext:value-type="float">
            <text:p>1693.734375</text:p>
          </table:table-cell>
          <table:table-cell table:formula="of:=ROUND([.D27:.D77]; 1)" office:value-type="float" office:value="1693.7" calcext:value-type="float">
            <text:p>1693.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21" calcext:value-type="float">
            <text:p>12521</text:p>
          </table:table-cell>
          <table:table-cell office:value-type="float" office:value="1797734400" calcext:value-type="float">
            <text:p>1797734400</text:p>
          </table:table-cell>
          <table:table-cell table:formula="of:=([.C28]/1024)/1024" office:value-type="float" office:value="1714.453125" calcext:value-type="float">
            <text:p>1714.453125</text:p>
          </table:table-cell>
          <table:table-cell table:formula="of:=ROUND([.D28:.D78]; 1)" office:value-type="float" office:value="1714.5" calcext:value-type="float">
            <text:p>1714.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77" calcext:value-type="float">
            <text:p>12677</text:p>
          </table:table-cell>
          <table:table-cell office:value-type="float" office:value="1815162880" calcext:value-type="float">
            <text:p>1815162880</text:p>
          </table:table-cell>
          <table:table-cell table:formula="of:=([.C29]/1024)/1024" office:value-type="float" office:value="1731.07421875" calcext:value-type="float">
            <text:p>1731.07421875</text:p>
          </table:table-cell>
          <table:table-cell table:formula="of:=ROUND([.D29:.D79]; 1)" office:value-type="float" office:value="1731.1" calcext:value-type="float">
            <text:p>1731.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16" calcext:value-type="float">
            <text:p>12816</text:p>
          </table:table-cell>
          <table:table-cell office:value-type="float" office:value="1833988096" calcext:value-type="float">
            <text:p>1833988096</text:p>
          </table:table-cell>
          <table:table-cell table:formula="of:=([.C30]/1024)/1024" office:value-type="float" office:value="1749.02734375" calcext:value-type="float">
            <text:p>1749.02734375</text:p>
          </table:table-cell>
          <table:table-cell table:formula="of:=ROUND([.D30:.D80]; 1)" office:value-type="float" office:value="1749" calcext:value-type="float">
            <text:p>174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10" calcext:value-type="float">
            <text:p>12910</text:p>
          </table:table-cell>
          <table:table-cell office:value-type="float" office:value="1853816832" calcext:value-type="float">
            <text:p>1853816832</text:p>
          </table:table-cell>
          <table:table-cell table:formula="of:=([.C31]/1024)/1024" office:value-type="float" office:value="1767.9375" calcext:value-type="float">
            <text:p>1767.9375</text:p>
          </table:table-cell>
          <table:table-cell table:formula="of:=ROUND([.D31:.D81]; 1)" office:value-type="float" office:value="1767.9" calcext:value-type="float">
            <text:p>1767.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32" calcext:value-type="float">
            <text:p>13332</text:p>
          </table:table-cell>
          <table:table-cell office:value-type="float" office:value="1495465984" calcext:value-type="float">
            <text:p>1495465984</text:p>
          </table:table-cell>
          <table:table-cell table:formula="of:=([.C32]/1024)/1024" office:value-type="float" office:value="1426.1875" calcext:value-type="float">
            <text:p>1426.1875</text:p>
          </table:table-cell>
          <table:table-cell table:formula="of:=ROUND([.D32:.D82]; 1)" office:value-type="float" office:value="1426.2" calcext:value-type="float">
            <text:p>1426.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51" calcext:value-type="float">
            <text:p>13451</text:p>
          </table:table-cell>
          <table:table-cell office:value-type="float" office:value="1509064704" calcext:value-type="float">
            <text:p>1509064704</text:p>
          </table:table-cell>
          <table:table-cell table:formula="of:=([.C33]/1024)/1024" office:value-type="float" office:value="1439.15625" calcext:value-type="float">
            <text:p>1439.15625</text:p>
          </table:table-cell>
          <table:table-cell table:formula="of:=ROUND([.D33:.D83]; 1)" office:value-type="float" office:value="1439.2" calcext:value-type="float">
            <text:p>1439.2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74" calcext:value-type="float">
            <text:p>13574</text:p>
          </table:table-cell>
          <table:table-cell office:value-type="float" office:value="1525772288" calcext:value-type="float">
            <text:p>1525772288</text:p>
          </table:table-cell>
          <table:table-cell table:formula="of:=([.C34]/1024)/1024" office:value-type="float" office:value="1455.08984375" calcext:value-type="float">
            <text:p>1455.08984375</text:p>
          </table:table-cell>
          <table:table-cell table:formula="of:=ROUND([.D34:.D84]; 1)" office:value-type="float" office:value="1455.1" calcext:value-type="float">
            <text:p>1455.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72" calcext:value-type="float">
            <text:p>13672</text:p>
          </table:table-cell>
          <table:table-cell office:value-type="float" office:value="1541455872" calcext:value-type="float">
            <text:p>1541455872</text:p>
          </table:table-cell>
          <table:table-cell table:formula="of:=([.C35]/1024)/1024" office:value-type="float" office:value="1470.046875" calcext:value-type="float">
            <text:p>1470.046875</text:p>
          </table:table-cell>
          <table:table-cell table:formula="of:=ROUND([.D35:.D85]; 1)" office:value-type="float" office:value="1470" calcext:value-type="float">
            <text:p>147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44" calcext:value-type="float">
            <text:p>13744</text:p>
          </table:table-cell>
          <table:table-cell office:value-type="float" office:value="1560272896" calcext:value-type="float">
            <text:p>1560272896</text:p>
          </table:table-cell>
          <table:table-cell table:formula="of:=([.C36]/1024)/1024" office:value-type="float" office:value="1487.9921875" calcext:value-type="float">
            <text:p>1487.9921875</text:p>
          </table:table-cell>
          <table:table-cell table:formula="of:=ROUND([.D36:.D86]; 1)" office:value-type="float" office:value="1488" calcext:value-type="float">
            <text:p>1488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63" calcext:value-type="float">
            <text:p>14063</text:p>
          </table:table-cell>
          <table:table-cell office:value-type="float" office:value="1126457344" calcext:value-type="float">
            <text:p>1126457344</text:p>
          </table:table-cell>
          <table:table-cell table:formula="of:=([.C37]/1024)/1024" office:value-type="float" office:value="1074.2734375" calcext:value-type="float">
            <text:p>1074.2734375</text:p>
          </table:table-cell>
          <table:table-cell table:formula="of:=ROUND([.D37:.D87]; 1)" office:value-type="float" office:value="1074.3" calcext:value-type="float">
            <text:p>1074.3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149" calcext:value-type="float">
            <text:p>14149</text:p>
          </table:table-cell>
          <table:table-cell office:value-type="float" office:value="1135624192" calcext:value-type="float">
            <text:p>1135624192</text:p>
          </table:table-cell>
          <table:table-cell table:formula="of:=([.C38]/1024)/1024" office:value-type="float" office:value="1083.015625" calcext:value-type="float">
            <text:p>1083.015625</text:p>
          </table:table-cell>
          <table:table-cell table:formula="of:=ROUND([.D38:.D88]; 1)" office:value-type="float" office:value="1083" calcext:value-type="float">
            <text:p>1083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235" calcext:value-type="float">
            <text:p>14235</text:p>
          </table:table-cell>
          <table:table-cell office:value-type="float" office:value="1146609664" calcext:value-type="float">
            <text:p>1146609664</text:p>
          </table:table-cell>
          <table:table-cell table:formula="of:=([.C39]/1024)/1024" office:value-type="float" office:value="1093.4921875" calcext:value-type="float">
            <text:p>1093.4921875</text:p>
          </table:table-cell>
          <table:table-cell table:formula="of:=ROUND([.D39:.D89]; 1)" office:value-type="float" office:value="1093.5" calcext:value-type="float">
            <text:p>1093.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08" calcext:value-type="float">
            <text:p>14308</text:p>
          </table:table-cell>
          <table:table-cell office:value-type="float" office:value="1156829184" calcext:value-type="float">
            <text:p>1156829184</text:p>
          </table:table-cell>
          <table:table-cell table:formula="of:=([.C40]/1024)/1024" office:value-type="float" office:value="1103.23828125" calcext:value-type="float">
            <text:p>1103.23828125</text:p>
          </table:table-cell>
          <table:table-cell table:formula="of:=ROUND([.D40:.D90]; 1)" office:value-type="float" office:value="1103.2" calcext:value-type="float">
            <text:p>1103.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61" calcext:value-type="float">
            <text:p>14361</text:p>
          </table:table-cell>
          <table:table-cell office:value-type="float" office:value="1168625664" calcext:value-type="float">
            <text:p>1168625664</text:p>
          </table:table-cell>
          <table:table-cell table:formula="of:=([.C41]/1024)/1024" office:value-type="float" office:value="1114.48828125" calcext:value-type="float">
            <text:p>1114.48828125</text:p>
          </table:table-cell>
          <table:table-cell table:formula="of:=ROUND([.D41:.D91]; 1)" office:value-type="float" office:value="1114.5" calcext:value-type="float">
            <text:p>1114.5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30" calcext:value-type="float">
            <text:p>14630</text:p>
          </table:table-cell>
          <table:table-cell office:value-type="float" office:value="900403200" calcext:value-type="float">
            <text:p>900403200</text:p>
          </table:table-cell>
          <table:table-cell table:formula="of:=([.C42]/1024)/1024" office:value-type="float" office:value="858.69140625" calcext:value-type="float">
            <text:p>858.69140625</text:p>
          </table:table-cell>
          <table:table-cell table:formula="of:=ROUND([.D42:.D92]; 1)" office:value-type="float" office:value="858.7" calcext:value-type="float">
            <text:p>858.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91" calcext:value-type="float">
            <text:p>14691</text:p>
          </table:table-cell>
          <table:table-cell office:value-type="float" office:value="908525568" calcext:value-type="float">
            <text:p>908525568</text:p>
          </table:table-cell>
          <table:table-cell table:formula="of:=([.C43]/1024)/1024" office:value-type="float" office:value="866.4375" calcext:value-type="float">
            <text:p>866.4375</text:p>
          </table:table-cell>
          <table:table-cell table:formula="of:=ROUND([.D43:.D93]; 1)" office:value-type="float" office:value="866.4" calcext:value-type="float">
            <text:p>866.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54" calcext:value-type="float">
            <text:p>14754</text:p>
          </table:table-cell>
          <table:table-cell office:value-type="float" office:value="916844544" calcext:value-type="float">
            <text:p>916844544</text:p>
          </table:table-cell>
          <table:table-cell table:formula="of:=([.C44]/1024)/1024" office:value-type="float" office:value="874.37109375" calcext:value-type="float">
            <text:p>874.37109375</text:p>
          </table:table-cell>
          <table:table-cell table:formula="of:=ROUND([.D44:.D94]; 1)" office:value-type="float" office:value="874.4" calcext:value-type="float">
            <text:p>874.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11" calcext:value-type="float">
            <text:p>14811</text:p>
          </table:table-cell>
          <table:table-cell office:value-type="float" office:value="924385280" calcext:value-type="float">
            <text:p>924385280</text:p>
          </table:table-cell>
          <table:table-cell table:formula="of:=([.C45]/1024)/1024" office:value-type="float" office:value="881.5625" calcext:value-type="float">
            <text:p>881.5625</text:p>
          </table:table-cell>
          <table:table-cell table:formula="of:=ROUND([.D45:.D95]; 1)" office:value-type="float" office:value="881.6" calcext:value-type="float">
            <text:p>881.6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53" calcext:value-type="float">
            <text:p>14853</text:p>
          </table:table-cell>
          <table:table-cell office:value-type="float" office:value="931704832" calcext:value-type="float">
            <text:p>931704832</text:p>
          </table:table-cell>
          <table:table-cell table:formula="of:=([.C46]/1024)/1024" office:value-type="float" office:value="888.54296875" calcext:value-type="float">
            <text:p>888.54296875</text:p>
          </table:table-cell>
          <table:table-cell table:formula="of:=ROUND([.D46:.D96]; 1)" office:value-type="float" office:value="888.5" calcext:value-type="float">
            <text:p>888.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26" calcext:value-type="float">
            <text:p>15026</text:p>
          </table:table-cell>
          <table:table-cell office:value-type="float" office:value="744726528" calcext:value-type="float">
            <text:p>744726528</text:p>
          </table:table-cell>
          <table:table-cell table:formula="of:=([.C47]/1024)/1024" office:value-type="float" office:value="710.2265625" calcext:value-type="float">
            <text:p>710.2265625</text:p>
          </table:table-cell>
          <table:table-cell table:formula="of:=ROUND([.D47:.D97]; 1)" office:value-type="float" office:value="710.2" calcext:value-type="float">
            <text:p>710.2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80" calcext:value-type="float">
            <text:p>15080</text:p>
          </table:table-cell>
          <table:table-cell office:value-type="float" office:value="751747072" calcext:value-type="float">
            <text:p>751747072</text:p>
          </table:table-cell>
          <table:table-cell table:formula="of:=([.C48]/1024)/1024" office:value-type="float" office:value="716.921875" calcext:value-type="float">
            <text:p>716.921875</text:p>
          </table:table-cell>
          <table:table-cell table:formula="of:=ROUND([.D48:.D98]; 1)" office:value-type="float" office:value="716.9" calcext:value-type="float">
            <text:p>716.9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136" calcext:value-type="float">
            <text:p>15136</text:p>
          </table:table-cell>
          <table:table-cell office:value-type="float" office:value="757485568" calcext:value-type="float">
            <text:p>757485568</text:p>
          </table:table-cell>
          <table:table-cell table:formula="of:=([.C49]/1024)/1024" office:value-type="float" office:value="722.39453125" calcext:value-type="float">
            <text:p>722.39453125</text:p>
          </table:table-cell>
          <table:table-cell table:formula="of:=ROUND([.D49:.D99]; 1)" office:value-type="float" office:value="722.4" calcext:value-type="float">
            <text:p>722.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83" calcext:value-type="float">
            <text:p>15183</text:p>
          </table:table-cell>
          <table:table-cell office:value-type="float" office:value="762949632" calcext:value-type="float">
            <text:p>762949632</text:p>
          </table:table-cell>
          <table:table-cell table:formula="of:=([.C50]/1024)/1024" office:value-type="float" office:value="727.60546875" calcext:value-type="float">
            <text:p>727.60546875</text:p>
          </table:table-cell>
          <table:table-cell table:formula="of:=ROUND([.D50:.D100]; 1)" office:value-type="float" office:value="727.6" calcext:value-type="float">
            <text:p>727.6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220" calcext:value-type="float">
            <text:p>15220</text:p>
          </table:table-cell>
          <table:table-cell office:value-type="float" office:value="769204224" calcext:value-type="float">
            <text:p>769204224</text:p>
          </table:table-cell>
          <table:table-cell table:formula="of:=([.C51]/1024)/1024" office:value-type="float" office:value="733.5703125" calcext:value-type="float">
            <text:p>733.5703125</text:p>
          </table:table-cell>
          <table:table-cell table:formula="of:=ROUND([.D51:.D101]; 1)" office:value-type="float" office:value="733.6" calcext:value-type="float">
            <text:p>733.6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273" calcext:value-type="float">
            <text:p>15273</text:p>
          </table:table-cell>
          <table:table-cell office:value-type="float" office:value="561893376" calcext:value-type="float">
            <text:p>561893376</text:p>
          </table:table-cell>
          <table:table-cell table:formula="of:=([.C52]/1024)/1024" office:value-type="float" office:value="535.86328125" calcext:value-type="float">
            <text:p>535.86328125</text:p>
          </table:table-cell>
          <table:table-cell table:formula="of:=ROUND([.D52:.D102]; 1)" office:value-type="float" office:value="535.9" calcext:value-type="float">
            <text:p>535.9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11" calcext:value-type="float">
            <text:p>15311</text:p>
          </table:table-cell>
          <table:table-cell office:value-type="float" office:value="565301248" calcext:value-type="float">
            <text:p>565301248</text:p>
          </table:table-cell>
          <table:table-cell table:formula="of:=([.C53]/1024)/1024" office:value-type="float" office:value="539.11328125" calcext:value-type="float">
            <text:p>539.11328125</text:p>
          </table:table-cell>
          <table:table-cell table:formula="of:=ROUND([.D53:.D103]; 1)" office:value-type="float" office:value="539.1" calcext:value-type="float">
            <text:p>539.1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47" calcext:value-type="float">
            <text:p>15347</text:p>
          </table:table-cell>
          <table:table-cell office:value-type="float" office:value="568647680" calcext:value-type="float">
            <text:p>568647680</text:p>
          </table:table-cell>
          <table:table-cell table:formula="of:=([.C54]/1024)/1024" office:value-type="float" office:value="542.3046875" calcext:value-type="float">
            <text:p>542.3046875</text:p>
          </table:table-cell>
          <table:table-cell table:formula="of:=ROUND([.D54:.D104]; 1)" office:value-type="float" office:value="542.3" calcext:value-type="float">
            <text:p>542.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81" calcext:value-type="float">
            <text:p>15381</text:p>
          </table:table-cell>
          <table:table-cell office:value-type="float" office:value="573882368" calcext:value-type="float">
            <text:p>573882368</text:p>
          </table:table-cell>
          <table:table-cell table:formula="of:=([.C55]/1024)/1024" office:value-type="float" office:value="547.296875" calcext:value-type="float">
            <text:p>547.296875</text:p>
          </table:table-cell>
          <table:table-cell table:formula="of:=ROUND([.D55:.D105]; 1)" office:value-type="float" office:value="547.3" calcext:value-type="float">
            <text:p>547.3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412" calcext:value-type="float">
            <text:p>15412</text:p>
          </table:table-cell>
          <table:table-cell office:value-type="float" office:value="578076672" calcext:value-type="float">
            <text:p>578076672</text:p>
          </table:table-cell>
          <table:table-cell table:formula="of:=([.C56]/1024)/1024" office:value-type="float" office:value="551.296875" calcext:value-type="float">
            <text:p>551.296875</text:p>
          </table:table-cell>
          <table:table-cell table:formula="of:=ROUND([.D56:.D106]; 1)" office:value-type="float" office:value="551.3" calcext:value-type="float">
            <text:p>551.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070728129" calcext:value-type="float">
            <text:p>10707281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608" calcext:value-type="float">
            <text:p>36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1668060603992127" calcext:value-type="float">
            <text:p>16680606039921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313019" calcext:value-type="float">
            <text:p>2831301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8" calcext:value-type="float">
            <text:p>1658</text:p>
          </table:table-cell>
          <table:table-cell office:value-type="float" office:value="29807069" calcext:value-type="float">
            <text:p>2980706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6" calcext:value-type="float">
            <text:p>2426</text:p>
          </table:table-cell>
          <table:table-cell office:value-type="float" office:value="30413687" calcext:value-type="float">
            <text:p>3041368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14" calcext:value-type="float">
            <text:p>3214</text:p>
          </table:table-cell>
          <table:table-cell office:value-type="float" office:value="31048704" calcext:value-type="float">
            <text:p>3104870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9" calcext:value-type="float">
            <text:p>3929</text:p>
          </table:table-cell>
          <table:table-cell office:value-type="float" office:value="31645798" calcext:value-type="float">
            <text:p>3164579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47" calcext:value-type="float">
            <text:p>4447</text:p>
          </table:table-cell>
          <table:table-cell office:value-type="float" office:value="32235588" calcext:value-type="float">
            <text:p>3223558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9" calcext:value-type="float">
            <text:p>5969</text:p>
          </table:table-cell>
          <table:table-cell office:value-type="float" office:value="32718115" calcext:value-type="float">
            <text:p>3271811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22" calcext:value-type="float">
            <text:p>6522</text:p>
          </table:table-cell>
          <table:table-cell office:value-type="float" office:value="33277413" calcext:value-type="float">
            <text:p>3327741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85" calcext:value-type="float">
            <text:p>7185</text:p>
          </table:table-cell>
          <table:table-cell office:value-type="float" office:value="33805452" calcext:value-type="float">
            <text:p>338054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87" calcext:value-type="float">
            <text:p>7587</text:p>
          </table:table-cell>
          <table:table-cell office:value-type="float" office:value="34338018" calcext:value-type="float">
            <text:p>3433801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69" calcext:value-type="float">
            <text:p>7869</text:p>
          </table:table-cell>
          <table:table-cell office:value-type="float" office:value="34895979" calcext:value-type="float">
            <text:p>34895979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71" calcext:value-type="float">
            <text:p>9071</text:p>
          </table:table-cell>
          <table:table-cell office:value-type="float" office:value="35387037" calcext:value-type="float">
            <text:p>35387037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00" calcext:value-type="float">
            <text:p>9400</text:p>
          </table:table-cell>
          <table:table-cell office:value-type="float" office:value="35884728" calcext:value-type="float">
            <text:p>3588472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51" calcext:value-type="float">
            <text:p>9751</text:p>
          </table:table-cell>
          <table:table-cell office:value-type="float" office:value="36393833" calcext:value-type="float">
            <text:p>36393833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44" calcext:value-type="float">
            <text:p>10044</text:p>
          </table:table-cell>
          <table:table-cell office:value-type="float" office:value="36908018" calcext:value-type="float">
            <text:p>3690801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52" calcext:value-type="float">
            <text:p>10252</text:p>
          </table:table-cell>
          <table:table-cell office:value-type="float" office:value="37409860" calcext:value-type="float">
            <text:p>3740986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05" calcext:value-type="float">
            <text:p>11005</text:p>
          </table:table-cell>
          <table:table-cell office:value-type="float" office:value="37948468" calcext:value-type="float">
            <text:p>3794846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22" calcext:value-type="float">
            <text:p>11222</text:p>
          </table:table-cell>
          <table:table-cell office:value-type="float" office:value="38413398" calcext:value-type="float">
            <text:p>3841339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62" calcext:value-type="float">
            <text:p>11462</text:p>
          </table:table-cell>
          <table:table-cell office:value-type="float" office:value="38877704" calcext:value-type="float">
            <text:p>388777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74" calcext:value-type="float">
            <text:p>11674</text:p>
          </table:table-cell>
          <table:table-cell office:value-type="float" office:value="39399701" calcext:value-type="float">
            <text:p>39399701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12" calcext:value-type="float">
            <text:p>11812</text:p>
          </table:table-cell>
          <table:table-cell office:value-type="float" office:value="39851997" calcext:value-type="float">
            <text:p>3985199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370" calcext:value-type="float">
            <text:p>12370</text:p>
          </table:table-cell>
          <table:table-cell office:value-type="float" office:value="40363845" calcext:value-type="float">
            <text:p>40363845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21" calcext:value-type="float">
            <text:p>12521</text:p>
          </table:table-cell>
          <table:table-cell office:value-type="float" office:value="40857600" calcext:value-type="float">
            <text:p>4085760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77" calcext:value-type="float">
            <text:p>12677</text:p>
          </table:table-cell>
          <table:table-cell office:value-type="float" office:value="41253701" calcext:value-type="float">
            <text:p>41253701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16" calcext:value-type="float">
            <text:p>12816</text:p>
          </table:table-cell>
          <table:table-cell office:value-type="float" office:value="41681547" calcext:value-type="float">
            <text:p>4168154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10" calcext:value-type="float">
            <text:p>12910</text:p>
          </table:table-cell>
          <table:table-cell office:value-type="float" office:value="42132200" calcext:value-type="float">
            <text:p>4213220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32" calcext:value-type="float">
            <text:p>13332</text:p>
          </table:table-cell>
          <table:table-cell office:value-type="float" office:value="42727599" calcext:value-type="float">
            <text:p>42727599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51" calcext:value-type="float">
            <text:p>13451</text:p>
          </table:table-cell>
          <table:table-cell office:value-type="float" office:value="43116134" calcext:value-type="float">
            <text:p>4311613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74" calcext:value-type="float">
            <text:p>13574</text:p>
          </table:table-cell>
          <table:table-cell office:value-type="float" office:value="43593493" calcext:value-type="float">
            <text:p>43593493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72" calcext:value-type="float">
            <text:p>13672</text:p>
          </table:table-cell>
          <table:table-cell office:value-type="float" office:value="44041596" calcext:value-type="float">
            <text:p>4404159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44" calcext:value-type="float">
            <text:p>13744</text:p>
          </table:table-cell>
          <table:table-cell office:value-type="float" office:value="44579225" calcext:value-type="float">
            <text:p>44579225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63" calcext:value-type="float">
            <text:p>14063</text:p>
          </table:table-cell>
          <table:table-cell office:value-type="float" office:value="45058293" calcext:value-type="float">
            <text:p>45058293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149" calcext:value-type="float">
            <text:p>14149</text:p>
          </table:table-cell>
          <table:table-cell office:value-type="float" office:value="45424967" calcext:value-type="float">
            <text:p>45424967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235" calcext:value-type="float">
            <text:p>14235</text:p>
          </table:table-cell>
          <table:table-cell office:value-type="float" office:value="45864386" calcext:value-type="float">
            <text:p>4586438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08" calcext:value-type="float">
            <text:p>14308</text:p>
          </table:table-cell>
          <table:table-cell office:value-type="float" office:value="46273167" calcext:value-type="float">
            <text:p>46273167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61" calcext:value-type="float">
            <text:p>14361</text:p>
          </table:table-cell>
          <table:table-cell office:value-type="float" office:value="46745026" calcext:value-type="float">
            <text:p>46745026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30" calcext:value-type="float">
            <text:p>14630</text:p>
          </table:table-cell>
          <table:table-cell office:value-type="float" office:value="47389642" calcext:value-type="float">
            <text:p>4738964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91" calcext:value-type="float">
            <text:p>14691</text:p>
          </table:table-cell>
          <table:table-cell office:value-type="float" office:value="47817135" calcext:value-type="float">
            <text:p>47817135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54" calcext:value-type="float">
            <text:p>14754</text:p>
          </table:table-cell>
          <table:table-cell office:value-type="float" office:value="48254976" calcext:value-type="float">
            <text:p>482549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11" calcext:value-type="float">
            <text:p>14811</text:p>
          </table:table-cell>
          <table:table-cell office:value-type="float" office:value="48651856" calcext:value-type="float">
            <text:p>4865185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53" calcext:value-type="float">
            <text:p>14853</text:p>
          </table:table-cell>
          <table:table-cell office:value-type="float" office:value="49037096" calcext:value-type="float">
            <text:p>4903709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26" calcext:value-type="float">
            <text:p>15026</text:p>
          </table:table-cell>
          <table:table-cell office:value-type="float" office:value="49648435" calcext:value-type="float">
            <text:p>49648435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80" calcext:value-type="float">
            <text:p>15080</text:p>
          </table:table-cell>
          <table:table-cell office:value-type="float" office:value="50116471" calcext:value-type="float">
            <text:p>50116471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136" calcext:value-type="float">
            <text:p>15136</text:p>
          </table:table-cell>
          <table:table-cell office:value-type="float" office:value="50499037" calcext:value-type="float">
            <text:p>50499037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83" calcext:value-type="float">
            <text:p>15183</text:p>
          </table:table-cell>
          <table:table-cell office:value-type="float" office:value="50863308" calcext:value-type="float">
            <text:p>5086330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220" calcext:value-type="float">
            <text:p>15220</text:p>
          </table:table-cell>
          <table:table-cell office:value-type="float" office:value="51280281" calcext:value-type="float">
            <text:p>51280281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273" calcext:value-type="float">
            <text:p>15273</text:p>
          </table:table-cell>
          <table:table-cell office:value-type="float" office:value="51081216" calcext:value-type="float">
            <text:p>5108121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11" calcext:value-type="float">
            <text:p>15311</text:p>
          </table:table-cell>
          <table:table-cell office:value-type="float" office:value="51391022" calcext:value-type="float">
            <text:p>5139102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47" calcext:value-type="float">
            <text:p>15347</text:p>
          </table:table-cell>
          <table:table-cell office:value-type="float" office:value="51695243" calcext:value-type="float">
            <text:p>51695243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81" calcext:value-type="float">
            <text:p>15381</text:p>
          </table:table-cell>
          <table:table-cell office:value-type="float" office:value="52171124" calcext:value-type="float">
            <text:p>5217112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412" calcext:value-type="float">
            <text:p>15412</text:p>
          </table:table-cell>
          <table:table-cell office:value-type="float" office:value="52552424" calcext:value-type="float">
            <text:p>525524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4.448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4" calcext:value-type="float">
            <text:p>0.998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4" calcext:value-type="float">
            <text:p>274</text:p>
          </table:table-cell>
          <table:table-cell office:value-type="float" office:value="1238" calcext:value-type="float">
            <text:p>1238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9546" calcext:value-type="float">
            <text:p>0.959546</text:p>
          </table:table-cell>
          <table:table-cell office:value-type="float" office:value="0.998395" calcext:value-type="float">
            <text:p>0.998395</text:p>
          </table:table-cell>
          <table:table-cell office:value-type="float" office:value="0" calcext:value-type="float">
            <text:p>0</text:p>
          </table:table-cell>
          <table:table-cell office:value-type="float" office:value="17.532" calcext:value-type="float">
            <text:p>17.532</text:p>
          </table:table-cell>
          <table:table-cell office:value-type="float" office:value="3.33788" calcext:value-type="float">
            <text:p>3.3378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.959546" calcext:value-type="float">
            <text:p>0.959546</text:p>
          </table:table-cell>
          <table:table-cell office:value-type="float" office:value="0.998395" calcext:value-type="float">
            <text:p>0.998395</text:p>
          </table:table-cell>
          <table:table-cell office:value-type="float" office:value="0" calcext:value-type="float">
            <text:p>0</text:p>
          </table:table-cell>
          <table:table-cell office:value-type="float" office:value="17.532" calcext:value-type="float">
            <text:p>17.532</text:p>
          </table:table-cell>
          <table:table-cell office:value-type="float" office:value="3.33788" calcext:value-type="float">
            <text:p>3.3378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0.998495" calcext:value-type="float">
            <text:p>0.998495</text:p>
          </table:table-cell>
          <table:table-cell office:value-type="float" office:value="0" calcext:value-type="float">
            <text:p>0</text:p>
          </table:table-cell>
          <table:table-cell office:value-type="float" office:value="15.6725" calcext:value-type="float">
            <text:p>15.6725</text:p>
          </table:table-cell>
          <table:table-cell office:value-type="float" office:value="3.41047" calcext:value-type="float">
            <text:p>3.4104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.975395" calcext:value-type="float">
            <text:p>0.975395</text:p>
          </table:table-cell>
          <table:table-cell office:value-type="float" office:value="0.998495" calcext:value-type="float">
            <text:p>0.998495</text:p>
          </table:table-cell>
          <table:table-cell office:value-type="float" office:value="0" calcext:value-type="float">
            <text:p>0</text:p>
          </table:table-cell>
          <table:table-cell office:value-type="float" office:value="16.6022" calcext:value-type="float">
            <text:p>16.6022</text:p>
          </table:table-cell>
          <table:table-cell office:value-type="float" office:value="3.37408" calcext:value-type="float">
            <text:p>3.3740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00830583" calcext:value-type="float">
            <text:p>0.00830583</text:p>
          </table:table-cell>
          <table:table-cell office:value-type="float" office:value="14.9154" calcext:value-type="float">
            <text:p>14.9154</text:p>
          </table:table-cell>
          <table:table-cell office:value-type="float" office:value="3.45697" calcext:value-type="float">
            <text:p>3.4569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980908" calcext:value-type="float">
            <text:p>0.980908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" calcext:value-type="float">
            <text:p>0</text:p>
          </table:table-cell>
          <table:table-cell office:value-type="float" office:value="16.04" calcext:value-type="float">
            <text:p>16.04</text:p>
          </table:table-cell>
          <table:table-cell office:value-type="float" office:value="3.40174" calcext:value-type="float">
            <text:p>3.4017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082" calcext:value-type="float">
            <text:p>0.993082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14.1697" calcext:value-type="float">
            <text:p>14.1697</text:p>
          </table:table-cell>
          <table:table-cell office:value-type="float" office:value="3.47588" calcext:value-type="float">
            <text:p>3.4758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.983948" calcext:value-type="float">
            <text:p>0.983948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" calcext:value-type="float">
            <text:p>0</text:p>
          </table:table-cell>
          <table:table-cell office:value-type="float" office:value="15.5724" calcext:value-type="float">
            <text:p>15.5724</text:p>
          </table:table-cell>
          <table:table-cell office:value-type="float" office:value="3.42029" calcext:value-type="float">
            <text:p>3.4202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3687" calcext:value-type="float">
            <text:p>0.993687</text:p>
          </table:table-cell>
          <table:table-cell office:value-type="float" office:value="0.998581" calcext:value-type="float">
            <text:p>0.998581</text:p>
          </table:table-cell>
          <table:table-cell office:value-type="float" office:value="0.0496133" calcext:value-type="float">
            <text:p>0.0496133</text:p>
          </table:table-cell>
          <table:table-cell office:value-type="float" office:value="13.5603" calcext:value-type="float">
            <text:p>13.5603</text:p>
          </table:table-cell>
          <table:table-cell office:value-type="float" office:value="3.47152" calcext:value-type="float">
            <text:p>3.471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985894" calcext:value-type="float">
            <text:p>0.985894</text:p>
          </table:table-cell>
          <table:table-cell office:value-type="float" office:value="0.998581" calcext:value-type="float">
            <text:p>0.998581</text:p>
          </table:table-cell>
          <table:table-cell office:value-type="float" office:value="0" calcext:value-type="float">
            <text:p>0</text:p>
          </table:table-cell>
          <table:table-cell office:value-type="float" office:value="15.1699" calcext:value-type="float">
            <text:p>15.1699</text:p>
          </table:table-cell>
          <table:table-cell office:value-type="float" office:value="3.4305" calcext:value-type="float">
            <text:p>3.430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87118" calcext:value-type="float">
            <text:p>0.787118</text:p>
          </table:table-cell>
          <table:table-cell office:value-type="float" office:value="0.790617" calcext:value-type="float">
            <text:p>0.790617</text:p>
          </table:table-cell>
          <table:table-cell office:value-type="float" office:value="0.0498425" calcext:value-type="float">
            <text:p>0.0498425</text:p>
          </table:table-cell>
          <table:table-cell office:value-type="float" office:value="10.2234" calcext:value-type="float">
            <text:p>10.2234</text:p>
          </table:table-cell>
          <table:table-cell office:value-type="float" office:value="2.72774" calcext:value-type="float">
            <text:p>2.7277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81564" calcext:value-type="float">
            <text:p>0.781564</text:p>
          </table:table-cell>
          <table:table-cell office:value-type="float" office:value="0.790617" calcext:value-type="float">
            <text:p>0.790617</text:p>
          </table:table-cell>
          <table:table-cell office:value-type="float" office:value="0" calcext:value-type="float">
            <text:p>0</text:p>
          </table:table-cell>
          <table:table-cell office:value-type="float" office:value="11.7231" calcext:value-type="float">
            <text:p>11.7231</text:p>
          </table:table-cell>
          <table:table-cell office:value-type="float" office:value="2.72286" calcext:value-type="float">
            <text:p>2.7228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790626" calcext:value-type="float">
            <text:p>0.790626</text:p>
          </table:table-cell>
          <table:table-cell office:value-type="float" office:value="0.0332192" calcext:value-type="float">
            <text:p>0.0332192</text:p>
          </table:table-cell>
          <table:table-cell office:value-type="float" office:value="9.86053" calcext:value-type="float">
            <text:p>9.86053</text:p>
          </table:table-cell>
          <table:table-cell office:value-type="float" office:value="2.70562" calcext:value-type="float">
            <text:p>2.7056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782347" calcext:value-type="float">
            <text:p>0.782347</text:p>
          </table:table-cell>
          <table:table-cell office:value-type="float" office:value="0.790626" calcext:value-type="float">
            <text:p>0.790626</text:p>
          </table:table-cell>
          <table:table-cell office:value-type="float" office:value="0" calcext:value-type="float">
            <text:p>0</text:p>
          </table:table-cell>
          <table:table-cell office:value-type="float" office:value="11.457" calcext:value-type="float">
            <text:p>11.457</text:p>
          </table:table-cell>
          <table:table-cell office:value-type="float" office:value="2.72038" calcext:value-type="float">
            <text:p>2.720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87285" calcext:value-type="float">
            <text:p>0.787285</text:p>
          </table:table-cell>
          <table:table-cell office:value-type="float" office:value="0.790632" calcext:value-type="float">
            <text:p>0.790632</text:p>
          </table:table-cell>
          <table:table-cell office:value-type="float" office:value="0.041535" calcext:value-type="float">
            <text:p>0.041535</text:p>
          </table:table-cell>
          <table:table-cell office:value-type="float" office:value="9.46728" calcext:value-type="float">
            <text:p>9.46728</text:p>
          </table:table-cell>
          <table:table-cell office:value-type="float" office:value="2.66753" calcext:value-type="float">
            <text:p>2.6675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90632" calcext:value-type="float">
            <text:p>0.790632</text:p>
          </table:table-cell>
          <table:table-cell office:value-type="float" office:value="0" calcext:value-type="float">
            <text:p>0</text:p>
          </table:table-cell>
          <table:table-cell office:value-type="float" office:value="11.2083" calcext:value-type="float">
            <text:p>11.2083</text:p>
          </table:table-cell>
          <table:table-cell office:value-type="float" office:value="2.71378" calcext:value-type="float">
            <text:p>2.7137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87713" calcext:value-type="float">
            <text:p>0.787713</text:p>
          </table:table-cell>
          <table:table-cell office:value-type="float" office:value="0.790647" calcext:value-type="float">
            <text:p>0.790647</text:p>
          </table:table-cell>
          <table:table-cell office:value-type="float" office:value="0.0575917" calcext:value-type="float">
            <text:p>0.0575917</text:p>
          </table:table-cell>
          <table:table-cell office:value-type="float" office:value="9.07239" calcext:value-type="float">
            <text:p>9.07239</text:p>
          </table:table-cell>
          <table:table-cell office:value-type="float" office:value="2.62258" calcext:value-type="float">
            <text:p>2.6225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783491" calcext:value-type="float">
            <text:p>0.783491</text:p>
          </table:table-cell>
          <table:table-cell office:value-type="float" office:value="0.790647" calcext:value-type="float">
            <text:p>0.790647</text:p>
          </table:table-cell>
          <table:table-cell office:value-type="float" office:value="0" calcext:value-type="float">
            <text:p>0</text:p>
          </table:table-cell>
          <table:table-cell office:value-type="float" office:value="10.9709" calcext:value-type="float">
            <text:p>10.9709</text:p>
          </table:table-cell>
          <table:table-cell office:value-type="float" office:value="2.70364" calcext:value-type="float">
            <text:p>2.7036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87973" calcext:value-type="float">
            <text:p>0.787973</text:p>
          </table:table-cell>
          <table:table-cell office:value-type="float" office:value="0.790648" calcext:value-type="float">
            <text:p>0.790648</text:p>
          </table:table-cell>
          <table:table-cell office:value-type="float" office:value="0.0748358" calcext:value-type="float">
            <text:p>0.0748358</text:p>
          </table:table-cell>
          <table:table-cell office:value-type="float" office:value="8.67513" calcext:value-type="float">
            <text:p>8.67513</text:p>
          </table:table-cell>
          <table:table-cell office:value-type="float" office:value="2.57717" calcext:value-type="float">
            <text:p>2.577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783947" calcext:value-type="float">
            <text:p>0.783947</text:p>
          </table:table-cell>
          <table:table-cell office:value-type="float" office:value="0.790648" calcext:value-type="float">
            <text:p>0.790648</text:p>
          </table:table-cell>
          <table:table-cell office:value-type="float" office:value="0" calcext:value-type="float">
            <text:p>0</text:p>
          </table:table-cell>
          <table:table-cell office:value-type="float" office:value="10.7413" calcext:value-type="float">
            <text:p>10.7413</text:p>
          </table:table-cell>
          <table:table-cell office:value-type="float" office:value="2.69107" calcext:value-type="float">
            <text:p>2.6910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22166" calcext:value-type="float">
            <text:p>0.622166</text:p>
          </table:table-cell>
          <table:table-cell office:value-type="float" office:value="0.624224" calcext:value-type="float">
            <text:p>0.624224</text:p>
          </table:table-cell>
          <table:table-cell office:value-type="float" office:value="0.0830792" calcext:value-type="float">
            <text:p>0.0830792</text:p>
          </table:table-cell>
          <table:table-cell office:value-type="float" office:value="6.60994" calcext:value-type="float">
            <text:p>6.60994</text:p>
          </table:table-cell>
          <table:table-cell office:value-type="float" office:value="1.99455" calcext:value-type="float">
            <text:p>1.9945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619166" calcext:value-type="float">
            <text:p>0.619166</text:p>
          </table:table-cell>
          <table:table-cell office:value-type="float" office:value="0.624224" calcext:value-type="float">
            <text:p>0.624224</text:p>
          </table:table-cell>
          <table:table-cell office:value-type="float" office:value="0" calcext:value-type="float">
            <text:p>0</text:p>
          </table:table-cell>
          <table:table-cell office:value-type="float" office:value="8.31524" calcext:value-type="float">
            <text:p>8.31524</text:p>
          </table:table-cell>
          <table:table-cell office:value-type="float" office:value="2.11297" calcext:value-type="float">
            <text:p>2.112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22283" calcext:value-type="float">
            <text:p>0.622283</text:p>
          </table:table-cell>
          <table:table-cell office:value-type="float" office:value="0.624227" calcext:value-type="float">
            <text:p>0.624227</text:p>
          </table:table-cell>
          <table:table-cell office:value-type="float" office:value="0.0996542" calcext:value-type="float">
            <text:p>0.0996542</text:p>
          </table:table-cell>
          <table:table-cell office:value-type="float" office:value="6.3108" calcext:value-type="float">
            <text:p>6.3108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19418" calcext:value-type="float">
            <text:p>0.619418</text:p>
          </table:table-cell>
          <table:table-cell office:value-type="float" office:value="0.624227" calcext:value-type="float">
            <text:p>0.624227</text:p>
          </table:table-cell>
          <table:table-cell office:value-type="float" office:value="0" calcext:value-type="float">
            <text:p>0</text:p>
          </table:table-cell>
          <table:table-cell office:value-type="float" office:value="8.14818" calcext:value-type="float">
            <text:p>8.14818</text:p>
          </table:table-cell>
          <table:table-cell office:value-type="float" office:value="2.09827" calcext:value-type="float">
            <text:p>2.0982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22436" calcext:value-type="float">
            <text:p>0.622436</text:p>
          </table:table-cell>
          <table:table-cell office:value-type="float" office:value="0.624228" calcext:value-type="float">
            <text:p>0.624228</text:p>
          </table:table-cell>
          <table:table-cell office:value-type="float" office:value="0.09936" calcext:value-type="float">
            <text:p>0.09936</text:p>
          </table:table-cell>
          <table:table-cell office:value-type="float" office:value="6.02227" calcext:value-type="float">
            <text:p>6.02227</text:p>
          </table:table-cell>
          <table:table-cell office:value-type="float" office:value="1.88702" calcext:value-type="float">
            <text:p>1.8870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19652" calcext:value-type="float">
            <text:p>0.619652</text:p>
          </table:table-cell>
          <table:table-cell office:value-type="float" office:value="0.624228" calcext:value-type="float">
            <text:p>0.624228</text:p>
          </table:table-cell>
          <table:table-cell office:value-type="float" office:value="0" calcext:value-type="float">
            <text:p>0</text:p>
          </table:table-cell>
          <table:table-cell office:value-type="float" office:value="7.98467" calcext:value-type="float">
            <text:p>7.98467</text:p>
          </table:table-cell>
          <table:table-cell office:value-type="float" office:value="2.08204" calcext:value-type="float">
            <text:p>2.082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2651" calcext:value-type="float">
            <text:p>0.622651</text:p>
          </table:table-cell>
          <table:table-cell office:value-type="float" office:value="0.62423" calcext:value-type="float">
            <text:p>0.62423</text:p>
          </table:table-cell>
          <table:table-cell office:value-type="float" office:value="0.182631" calcext:value-type="float">
            <text:p>0.182631</text:p>
          </table:table-cell>
          <table:table-cell office:value-type="float" office:value="5.77388" calcext:value-type="float">
            <text:p>5.77388</text:p>
          </table:table-cell>
          <table:table-cell office:value-type="float" office:value="1.84545" calcext:value-type="float">
            <text:p>1.8454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619867" calcext:value-type="float">
            <text:p>0.619867</text:p>
          </table:table-cell>
          <table:table-cell office:value-type="float" office:value="0.62423" calcext:value-type="float">
            <text:p>0.62423</text:p>
          </table:table-cell>
          <table:table-cell office:value-type="float" office:value="0" calcext:value-type="float">
            <text:p>0</text:p>
          </table:table-cell>
          <table:table-cell office:value-type="float" office:value="7.82679" calcext:value-type="float">
            <text:p>7.82679</text:p>
          </table:table-cell>
          <table:table-cell office:value-type="float" office:value="2.06512" calcext:value-type="float">
            <text:p>2.06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22795" calcext:value-type="float">
            <text:p>0.622795</text:p>
          </table:table-cell>
          <table:table-cell office:value-type="float" office:value="0.624232" calcext:value-type="float">
            <text:p>0.624232</text:p>
          </table:table-cell>
          <table:table-cell office:value-type="float" office:value="0.190933" calcext:value-type="float">
            <text:p>0.190933</text:p>
          </table:table-cell>
          <table:table-cell office:value-type="float" office:value="5.55676" calcext:value-type="float">
            <text:p>5.55676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20066" calcext:value-type="float">
            <text:p>0.620066</text:p>
          </table:table-cell>
          <table:table-cell office:value-type="float" office:value="0.624232" calcext:value-type="float">
            <text:p>0.624232</text:p>
          </table:table-cell>
          <table:table-cell office:value-type="float" office:value="0" calcext:value-type="float">
            <text:p>0</text:p>
          </table:table-cell>
          <table:table-cell office:value-type="float" office:value="7.67542" calcext:value-type="float">
            <text:p>7.67542</text:p>
          </table:table-cell>
          <table:table-cell office:value-type="float" office:value="2.0476" calcext:value-type="float">
            <text:p>2.04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89927" calcext:value-type="float">
            <text:p>0.489927</text:p>
          </table:table-cell>
          <table:table-cell office:value-type="float" office:value="0.491078" calcext:value-type="float">
            <text:p>0.491078</text:p>
          </table:table-cell>
          <table:table-cell office:value-type="float" office:value="0.165796" calcext:value-type="float">
            <text:p>0.165796</text:p>
          </table:table-cell>
          <table:table-cell office:value-type="float" office:value="4.22495" calcext:value-type="float">
            <text:p>4.22495</text:p>
          </table:table-cell>
          <table:table-cell office:value-type="float" office:value="1.39148" calcext:value-type="float">
            <text:p>1.391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487887" calcext:value-type="float">
            <text:p>0.487887</text:p>
          </table:table-cell>
          <table:table-cell office:value-type="float" office:value="0.491078" calcext:value-type="float">
            <text:p>0.491078</text:p>
          </table:table-cell>
          <table:table-cell office:value-type="float" office:value="0" calcext:value-type="float">
            <text:p>0</text:p>
          </table:table-cell>
          <table:table-cell office:value-type="float" office:value="5.88871" calcext:value-type="float">
            <text:p>5.88871</text:p>
          </table:table-cell>
          <table:table-cell office:value-type="float" office:value="1.59147" calcext:value-type="float">
            <text:p>1.591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89954" calcext:value-type="float">
            <text:p>0.489954</text:p>
          </table:table-cell>
          <table:table-cell office:value-type="float" office:value="0.491078" calcext:value-type="float">
            <text:p>0.491078</text:p>
          </table:table-cell>
          <table:table-cell office:value-type="float" office:value="0.157612" calcext:value-type="float">
            <text:p>0.157612</text:p>
          </table:table-cell>
          <table:table-cell office:value-type="float" office:value="4.11584" calcext:value-type="float">
            <text:p>4.11584</text:p>
          </table:table-cell>
          <table:table-cell office:value-type="float" office:value="1.36414" calcext:value-type="float">
            <text:p>1.364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88006" calcext:value-type="float">
            <text:p>0.488006</text:p>
          </table:table-cell>
          <table:table-cell office:value-type="float" office:value="0.491078" calcext:value-type="float">
            <text:p>0.491078</text:p>
          </table:table-cell>
          <table:table-cell office:value-type="float" office:value="0" calcext:value-type="float">
            <text:p>0</text:p>
          </table:table-cell>
          <table:table-cell office:value-type="float" office:value="5.78448" calcext:value-type="float">
            <text:p>5.78448</text:p>
          </table:table-cell>
          <table:table-cell office:value-type="float" office:value="1.57816" calcext:value-type="float">
            <text:p>1.57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90062" calcext:value-type="float">
            <text:p>0.490062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.174536" calcext:value-type="float">
            <text:p>0.174536</text:p>
          </table:table-cell>
          <table:table-cell office:value-type="float" office:value="3.97624" calcext:value-type="float">
            <text:p>3.97624</text:p>
          </table:table-cell>
          <table:table-cell office:value-type="float" office:value="1.33219" calcext:value-type="float">
            <text:p>1.332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88122" calcext:value-type="float">
            <text:p>0.488122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" calcext:value-type="float">
            <text:p>0</text:p>
          </table:table-cell>
          <table:table-cell office:value-type="float" office:value="5.684" calcext:value-type="float">
            <text:p>5.684</text:p>
          </table:table-cell>
          <table:table-cell office:value-type="float" office:value="1.56445" calcext:value-type="float">
            <text:p>1.564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.207356" calcext:value-type="float">
            <text:p>0.207356</text:p>
          </table:table-cell>
          <table:table-cell office:value-type="float" office:value="3.86952" calcext:value-type="float">
            <text:p>3.86952</text:p>
          </table:table-cell>
          <table:table-cell office:value-type="float" office:value="1.30882" calcext:value-type="float">
            <text:p>1.308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88221" calcext:value-type="float">
            <text:p>0.488221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" calcext:value-type="float">
            <text:p>0</text:p>
          </table:table-cell>
          <table:table-cell office:value-type="float" office:value="5.58847" calcext:value-type="float">
            <text:p>5.58847</text:p>
          </table:table-cell>
          <table:table-cell office:value-type="float" office:value="1.551" calcext:value-type="float">
            <text:p>1.5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90157" calcext:value-type="float">
            <text:p>0.490157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.199441" calcext:value-type="float">
            <text:p>0.199441</text:p>
          </table:table-cell>
          <table:table-cell office:value-type="float" office:value="3.76887" calcext:value-type="float">
            <text:p>3.76887</text:p>
          </table:table-cell>
          <table:table-cell office:value-type="float" office:value="1.28289" calcext:value-type="float">
            <text:p>1.282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88319" calcext:value-type="float">
            <text:p>0.488319</text:p>
          </table:table-cell>
          <table:table-cell office:value-type="float" office:value="0.491079" calcext:value-type="float">
            <text:p>0.491079</text:p>
          </table:table-cell>
          <table:table-cell office:value-type="float" office:value="0" calcext:value-type="float">
            <text:p>0</text:p>
          </table:table-cell>
          <table:table-cell office:value-type="float" office:value="5.49753" calcext:value-type="float">
            <text:p>5.49753</text:p>
          </table:table-cell>
          <table:table-cell office:value-type="float" office:value="1.53758" calcext:value-type="float">
            <text:p>1.537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65587" calcext:value-type="float">
            <text:p>0.365587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199277" calcext:value-type="float">
            <text:p>0.199277</text:p>
          </table:table-cell>
          <table:table-cell office:value-type="float" office:value="2.78186" calcext:value-type="float">
            <text:p>2.78186</text:p>
          </table:table-cell>
          <table:table-cell office:value-type="float" office:value="0.940375" calcext:value-type="float">
            <text:p>0.9403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4192" calcext:value-type="float">
            <text:p>0.364192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" calcext:value-type="float">
            <text:p>0</text:p>
          </table:table-cell>
          <table:table-cell office:value-type="float" office:value="4.06937" calcext:value-type="float">
            <text:p>4.06937</text:p>
          </table:table-cell>
          <table:table-cell office:value-type="float" office:value="1.14141" calcext:value-type="float">
            <text:p>1.141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65519" calcext:value-type="float">
            <text:p>0.365519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163366" calcext:value-type="float">
            <text:p>0.163366</text:p>
          </table:table-cell>
          <table:table-cell office:value-type="float" office:value="2.68132" calcext:value-type="float">
            <text:p>2.68132</text:p>
          </table:table-cell>
          <table:table-cell office:value-type="float" office:value="0.921567" calcext:value-type="float">
            <text:p>0.9215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4251" calcext:value-type="float">
            <text:p>0.364251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" calcext:value-type="float">
            <text:p>0</text:p>
          </table:table-cell>
          <table:table-cell office:value-type="float" office:value="4.00625" calcext:value-type="float">
            <text:p>4.00625</text:p>
          </table:table-cell>
          <table:table-cell office:value-type="float" office:value="1.13142" calcext:value-type="float">
            <text:p>1.131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65617" calcext:value-type="float">
            <text:p>0.365617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215477" calcext:value-type="float">
            <text:p>0.215477</text:p>
          </table:table-cell>
          <table:table-cell office:value-type="float" office:value="2.63288" calcext:value-type="float">
            <text:p>2.63288</text:p>
          </table:table-cell>
          <table:table-cell office:value-type="float" office:value="0.906417" calcext:value-type="float">
            <text:p>0.9064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4314" calcext:value-type="float">
            <text:p>0.364314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" calcext:value-type="float">
            <text:p>0</text:p>
          </table:table-cell>
          <table:table-cell office:value-type="float" office:value="3.94655" calcext:value-type="float">
            <text:p>3.94655</text:p>
          </table:table-cell>
          <table:table-cell office:value-type="float" office:value="1.12167" calcext:value-type="float">
            <text:p>1.121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65652" calcext:value-type="float">
            <text:p>0.365652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191049" calcext:value-type="float">
            <text:p>0.191049</text:p>
          </table:table-cell>
          <table:table-cell office:value-type="float" office:value="2.59676" calcext:value-type="float">
            <text:p>2.59676</text:p>
          </table:table-cell>
          <table:table-cell office:value-type="float" office:value="0.895483" calcext:value-type="float">
            <text:p>0.8954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64368" calcext:value-type="float">
            <text:p>0.364368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" calcext:value-type="float">
            <text:p>0</text:p>
          </table:table-cell>
          <table:table-cell office:value-type="float" office:value="3.89031" calcext:value-type="float">
            <text:p>3.89031</text:p>
          </table:table-cell>
          <table:table-cell office:value-type="float" office:value="1.11222" calcext:value-type="float">
            <text:p>1.112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65632" calcext:value-type="float">
            <text:p>0.365632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199234" calcext:value-type="float">
            <text:p>0.199234</text:p>
          </table:table-cell>
          <table:table-cell office:value-type="float" office:value="2.51162" calcext:value-type="float">
            <text:p>2.51162</text:p>
          </table:table-cell>
          <table:table-cell office:value-type="float" office:value="0.882167" calcext:value-type="float">
            <text:p>0.8821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4418" calcext:value-type="float">
            <text:p>0.364418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" calcext:value-type="float">
            <text:p>0</text:p>
          </table:table-cell>
          <table:table-cell office:value-type="float" office:value="3.83517" calcext:value-type="float">
            <text:p>3.83517</text:p>
          </table:table-cell>
          <table:table-cell office:value-type="float" office:value="1.10303" calcext:value-type="float">
            <text:p>1.103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90822" calcext:value-type="float">
            <text:p>0.290822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.157812" calcext:value-type="float">
            <text:p>0.157812</text:p>
          </table:table-cell>
          <table:table-cell office:value-type="float" office:value="1.99712" calcext:value-type="float">
            <text:p>1.99712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89892" calcext:value-type="float">
            <text:p>0.289892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" calcext:value-type="float">
            <text:p>0</text:p>
          </table:table-cell>
          <table:table-cell office:value-type="float" office:value="3.01904" calcext:value-type="float">
            <text:p>3.01904</text:p>
          </table:table-cell>
          <table:table-cell office:value-type="float" office:value="0.873283" calcext:value-type="float">
            <text:p>0.8732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90804" calcext:value-type="float">
            <text:p>0.290804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.166203" calcext:value-type="float">
            <text:p>0.166203</text:p>
          </table:table-cell>
          <table:table-cell office:value-type="float" office:value="1.94356" calcext:value-type="float">
            <text:p>1.94356</text:p>
          </table:table-cell>
          <table:table-cell office:value-type="float" office:value="0.682192" calcext:value-type="float">
            <text:p>0.6821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9927" calcext:value-type="float">
            <text:p>0.289927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" calcext:value-type="float">
            <text:p>0</text:p>
          </table:table-cell>
          <table:table-cell office:value-type="float" office:value="2.97923" calcext:value-type="float">
            <text:p>2.97923</text:p>
          </table:table-cell>
          <table:table-cell office:value-type="float" office:value="0.866233" calcext:value-type="float">
            <text:p>0.8662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90836" calcext:value-type="float">
            <text:p>0.290836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1.92087" calcext:value-type="float">
            <text:p>1.92087</text:p>
          </table:table-cell>
          <table:table-cell office:value-type="float" office:value="0.676917" calcext:value-type="float">
            <text:p>0.6769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89959" calcext:value-type="float">
            <text:p>0.289959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" calcext:value-type="float">
            <text:p>0</text:p>
          </table:table-cell>
          <table:table-cell office:value-type="float" office:value="2.94141" calcext:value-type="float">
            <text:p>2.94141</text:p>
          </table:table-cell>
          <table:table-cell office:value-type="float" office:value="0.859458" calcext:value-type="float">
            <text:p>0.8594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90807" calcext:value-type="float">
            <text:p>0.290807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.145443" calcext:value-type="float">
            <text:p>0.145443</text:p>
          </table:table-cell>
          <table:table-cell office:value-type="float" office:value="1.88832" calcext:value-type="float">
            <text:p>1.88832</text:p>
          </table:table-cell>
          <table:table-cell office:value-type="float" office:value="0.664933" calcext:value-type="float">
            <text:p>0.6649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89988" calcext:value-type="float">
            <text:p>0.289988</text:p>
          </table:table-cell>
          <table:table-cell office:value-type="float" office:value="0.291336" calcext:value-type="float">
            <text:p>0.291336</text:p>
          </table:table-cell>
          <table:table-cell office:value-type="float" office:value="0" calcext:value-type="float">
            <text:p>0</text:p>
          </table:table-cell>
          <table:table-cell office:value-type="float" office:value="2.90512" calcext:value-type="float">
            <text:p>2.90512</text:p>
          </table:table-cell>
          <table:table-cell office:value-type="float" office:value="0.852767" calcext:value-type="float">
            <text:p>0.85276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90918" calcext:value-type="float">
            <text:p>0.290918</text:p>
          </table:table-cell>
          <table:table-cell office:value-type="float" office:value="0.291337" calcext:value-type="float">
            <text:p>0.291337</text:p>
          </table:table-cell>
          <table:table-cell office:value-type="float" office:value="0.174486" calcext:value-type="float">
            <text:p>0.174486</text:p>
          </table:table-cell>
          <table:table-cell office:value-type="float" office:value="1.8501" calcext:value-type="float">
            <text:p>1.8501</text:p>
          </table:table-cell>
          <table:table-cell office:value-type="float" office:value="0.656933" calcext:value-type="float">
            <text:p>0.6569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0018" calcext:value-type="float">
            <text:p>0.290018</text:p>
          </table:table-cell>
          <table:table-cell office:value-type="float" office:value="0.291337" calcext:value-type="float">
            <text:p>0.291337</text:p>
          </table:table-cell>
          <table:table-cell office:value-type="float" office:value="0" calcext:value-type="float">
            <text:p>0</text:p>
          </table:table-cell>
          <table:table-cell office:value-type="float" office:value="2.86993" calcext:value-type="float">
            <text:p>2.86993</text:p>
          </table:table-cell>
          <table:table-cell office:value-type="float" office:value="0.846225" calcext:value-type="float">
            <text:p>0.8462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07835" calcext:value-type="float">
            <text:p>0.207835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.149292" calcext:value-type="float">
            <text:p>0.149292</text:p>
          </table:table-cell>
          <table:table-cell office:value-type="float" office:value="1.34421" calcext:value-type="float">
            <text:p>1.34421</text:p>
          </table:table-cell>
          <table:table-cell office:value-type="float" office:value="0.467108" calcext:value-type="float">
            <text:p>0.4671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161" calcext:value-type="float">
            <text:p>0.207161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" calcext:value-type="float">
            <text:p>0</text:p>
          </table:table-cell>
          <table:table-cell office:value-type="float" office:value="2.02166" calcext:value-type="float">
            <text:p>2.02166</text:p>
          </table:table-cell>
          <table:table-cell office:value-type="float" office:value="0.594075" calcext:value-type="float">
            <text:p>0.5940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07763" calcext:value-type="float">
            <text:p>0.207763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.106258" calcext:value-type="float">
            <text:p>0.106258</text:p>
          </table:table-cell>
          <table:table-cell office:value-type="float" office:value="1.34086" calcext:value-type="float">
            <text:p>1.34086</text:p>
          </table:table-cell>
          <table:table-cell office:value-type="float" office:value="0.466283" calcext:value-type="float">
            <text:p>0.4662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07177" calcext:value-type="float">
            <text:p>0.207177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" calcext:value-type="float">
            <text:p>0</text:p>
          </table:table-cell>
          <table:table-cell office:value-type="float" office:value="2.00037" calcext:value-type="float">
            <text:p>2.00037</text:p>
          </table:table-cell>
          <table:table-cell office:value-type="float" office:value="0.590092" calcext:value-type="float">
            <text:p>0.5900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07762" calcext:value-type="float">
            <text:p>0.207762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1.31567" calcext:value-type="float">
            <text:p>1.31567</text:p>
          </table:table-cell>
          <table:table-cell office:value-type="float" office:value="0.457783" calcext:value-type="float">
            <text:p>0.4577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" calcext:value-type="float">
            <text:p>0</text:p>
          </table:table-cell>
          <table:table-cell office:value-type="float" office:value="1.97961" calcext:value-type="float">
            <text:p>1.97961</text:p>
          </table:table-cell>
          <table:table-cell office:value-type="float" office:value="0.586067" calcext:value-type="float">
            <text:p>0.5860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.149643" calcext:value-type="float">
            <text:p>0.149643</text:p>
          </table:table-cell>
          <table:table-cell office:value-type="float" office:value="1.30567" calcext:value-type="float">
            <text:p>1.30567</text:p>
          </table:table-cell>
          <table:table-cell office:value-type="float" office:value="0.457417" calcext:value-type="float">
            <text:p>0.4574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215" calcext:value-type="float">
            <text:p>0.207215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" calcext:value-type="float">
            <text:p>0</text:p>
          </table:table-cell>
          <table:table-cell office:value-type="float" office:value="1.9598" calcext:value-type="float">
            <text:p>1.9598</text:p>
          </table:table-cell>
          <table:table-cell office:value-type="float" office:value="0.582292" calcext:value-type="float">
            <text:p>0.5822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07773" calcext:value-type="float">
            <text:p>0.207773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.116194" calcext:value-type="float">
            <text:p>0.116194</text:p>
          </table:table-cell>
          <table:table-cell office:value-type="float" office:value="1.29134" calcext:value-type="float">
            <text:p>1.29134</text:p>
          </table:table-cell>
          <table:table-cell office:value-type="float" office:value="0.456117" calcext:value-type="float">
            <text:p>0.4561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231" calcext:value-type="float">
            <text:p>0.207231</text:p>
          </table:table-cell>
          <table:table-cell office:value-type="float" office:value="0.208103" calcext:value-type="float">
            <text:p>0.208103</text:p>
          </table:table-cell>
          <table:table-cell office:value-type="float" office:value="0" calcext:value-type="float">
            <text:p>0</text:p>
          </table:table-cell>
          <table:table-cell office:value-type="float" office:value="1.9407" calcext:value-type="float">
            <text:p>1.9407</text:p>
          </table:table-cell>
          <table:table-cell office:value-type="float" office:value="0.578692" calcext:value-type="float">
            <text:p>0.5786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157963" calcext:value-type="float">
            <text:p>0.157963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133002" calcext:value-type="float">
            <text:p>0.133002</text:p>
          </table:table-cell>
          <table:table-cell office:value-type="float" office:value="0.982733" calcext:value-type="float">
            <text:p>0.982733</text:p>
          </table:table-cell>
          <table:table-cell office:value-type="float" office:value="0.342033" calcext:value-type="float">
            <text:p>0.3420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7508" calcext:value-type="float">
            <text:p>0.157508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" calcext:value-type="float">
            <text:p>0</text:p>
          </table:table-cell>
          <table:table-cell office:value-type="float" office:value="1.46358" calcext:value-type="float">
            <text:p>1.46358</text:p>
          </table:table-cell>
          <table:table-cell office:value-type="float" office:value="0.436992" calcext:value-type="float">
            <text:p>0.4369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157922" calcext:value-type="float">
            <text:p>0.157922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091395" calcext:value-type="float">
            <text:p>0.091395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340392" calcext:value-type="float">
            <text:p>0.3403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7516" calcext:value-type="float">
            <text:p>0.157516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" calcext:value-type="float">
            <text:p>0</text:p>
          </table:table-cell>
          <table:table-cell office:value-type="float" office:value="1.45022" calcext:value-type="float">
            <text:p>1.45022</text:p>
          </table:table-cell>
          <table:table-cell office:value-type="float" office:value="0.4344" calcext:value-type="float">
            <text:p>0.43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0824792" calcext:value-type="float">
            <text:p>0.0824792</text:p>
          </table:table-cell>
          <table:table-cell office:value-type="float" office:value="0.96365" calcext:value-type="float">
            <text:p>0.96365</text:p>
          </table:table-cell>
          <table:table-cell office:value-type="float" office:value="0.339083" calcext:value-type="float">
            <text:p>0.3390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7527" calcext:value-type="float">
            <text:p>0.157527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" calcext:value-type="float">
            <text:p>0</text:p>
          </table:table-cell>
          <table:table-cell office:value-type="float" office:value="1.43741" calcext:value-type="float">
            <text:p>1.43741</text:p>
          </table:table-cell>
          <table:table-cell office:value-type="float" office:value="0.431875" calcext:value-type="float">
            <text:p>0.4318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157964" calcext:value-type="float">
            <text:p>0.157964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116259" calcext:value-type="float">
            <text:p>0.116259</text:p>
          </table:table-cell>
          <table:table-cell office:value-type="float" office:value="0.949642" calcext:value-type="float">
            <text:p>0.949642</text:p>
          </table:table-cell>
          <table:table-cell office:value-type="float" office:value="0.338342" calcext:value-type="float">
            <text:p>0.3383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7538" calcext:value-type="float">
            <text:p>0.157538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" calcext:value-type="float">
            <text:p>0</text:p>
          </table:table-cell>
          <table:table-cell office:value-type="float" office:value="1.42492" calcext:value-type="float">
            <text:p>1.42492</text:p>
          </table:table-cell>
          <table:table-cell office:value-type="float" office:value="0.429475" calcext:value-type="float">
            <text:p>0.4294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57891" calcext:value-type="float">
            <text:p>0.157891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091315" calcext:value-type="float">
            <text:p>0.091315</text:p>
          </table:table-cell>
          <table:table-cell office:value-type="float" office:value="0.94505" calcext:value-type="float">
            <text:p>0.94505</text:p>
          </table:table-cell>
          <table:table-cell office:value-type="float" office:value="0.336633" calcext:value-type="float">
            <text:p>0.3366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547" calcext:value-type="float">
            <text:p>0.157547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" calcext:value-type="float">
            <text:p>0</text:p>
          </table:table-cell>
          <table:table-cell office:value-type="float" office:value="1.41292" calcext:value-type="float">
            <text:p>1.41292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24684" calcext:value-type="float">
            <text:p>0.124684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.0994675" calcext:value-type="float">
            <text:p>0.0994675</text:p>
          </table:table-cell>
          <table:table-cell office:value-type="float" office:value="0.764542" calcext:value-type="float">
            <text:p>0.764542</text:p>
          </table:table-cell>
          <table:table-cell office:value-type="float" office:value="0.269158" calcext:value-type="float">
            <text:p>0.2691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397" calcext:value-type="float">
            <text:p>0.124397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" calcext:value-type="float">
            <text:p>0</text:p>
          </table:table-cell>
          <table:table-cell office:value-type="float" office:value="1.11866" calcext:value-type="float">
            <text:p>1.11866</text:p>
          </table:table-cell>
          <table:table-cell office:value-type="float" office:value="0.336525" calcext:value-type="float">
            <text:p>0.3365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24603" calcext:value-type="float">
            <text:p>0.124603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.0414258" calcext:value-type="float">
            <text:p>0.0414258</text:p>
          </table:table-cell>
          <table:table-cell office:value-type="float" office:value="0.745392" calcext:value-type="float">
            <text:p>0.745392</text:p>
          </table:table-cell>
          <table:table-cell office:value-type="float" office:value="0.264975" calcext:value-type="float">
            <text:p>0.2649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4404" calcext:value-type="float">
            <text:p>0.124404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" calcext:value-type="float">
            <text:p>0</text:p>
          </table:table-cell>
          <table:table-cell office:value-type="float" office:value="1.10978" calcext:value-type="float">
            <text:p>1.10978</text:p>
          </table:table-cell>
          <table:table-cell office:value-type="float" office:value="0.334825" calcext:value-type="float">
            <text:p>0.3348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24675" calcext:value-type="float">
            <text:p>0.124675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.0745808" calcext:value-type="float">
            <text:p>0.0745808</text:p>
          </table:table-cell>
          <table:table-cell office:value-type="float" office:value="0.75105" calcext:value-type="float">
            <text:p>0.75105</text:p>
          </table:table-cell>
          <table:table-cell office:value-type="float" office:value="0.267017" calcext:value-type="float">
            <text:p>0.267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" calcext:value-type="float">
            <text:p>0</text:p>
          </table:table-cell>
          <table:table-cell office:value-type="float" office:value="1.10143" calcext:value-type="float">
            <text:p>1.10143</text:p>
          </table:table-cell>
          <table:table-cell office:value-type="float" office:value="0.333242" calcext:value-type="float">
            <text:p>0.3332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24676" calcext:value-type="float">
            <text:p>0.124676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.083035" calcext:value-type="float">
            <text:p>0.083035</text:p>
          </table:table-cell>
          <table:table-cell office:value-type="float" office:value="0.739483" calcext:value-type="float">
            <text:p>0.739483</text:p>
          </table:table-cell>
          <table:table-cell office:value-type="float" office:value="0.265608" calcext:value-type="float">
            <text:p>0.2656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415" calcext:value-type="float">
            <text:p>0.124415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" calcext:value-type="float">
            <text:p>0</text:p>
          </table:table-cell>
          <table:table-cell office:value-type="float" office:value="1.0932" calcext:value-type="float">
            <text:p>1.0932</text:p>
          </table:table-cell>
          <table:table-cell office:value-type="float" office:value="0.3317" calcext:value-type="float">
            <text:p>0.33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24687" calcext:value-type="float">
            <text:p>0.124687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.0912717" calcext:value-type="float">
            <text:p>0.0912717</text:p>
          </table:table-cell>
          <table:table-cell office:value-type="float" office:value="0.737267" calcext:value-type="float">
            <text:p>0.737267</text:p>
          </table:table-cell>
          <table:table-cell office:value-type="float" office:value="0.262775" calcext:value-type="float">
            <text:p>0.2627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24421" calcext:value-type="float">
            <text:p>0.124421</text:p>
          </table:table-cell>
          <table:table-cell office:value-type="float" office:value="0.124863" calcext:value-type="float">
            <text:p>0.124863</text:p>
          </table:table-cell>
          <table:table-cell office:value-type="float" office:value="0" calcext:value-type="float">
            <text:p>0</text:p>
          </table:table-cell>
          <table:table-cell office:value-type="float" office:value="1.08531" calcext:value-type="float">
            <text:p>1.08531</text:p>
          </table:table-cell>
          <table:table-cell office:value-type="float" office:value="0.33015" calcext:value-type="float">
            <text:p>0.33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9146" calcext:value-type="float">
            <text:p>0.09146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0.498925" calcext:value-type="float">
            <text:p>0.498925</text:p>
          </table:table-cell>
          <table:table-cell office:value-type="float" office:value="0.184467" calcext:value-type="float">
            <text:p>0.184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12533" calcext:value-type="float">
            <text:p>0.0912533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" calcext:value-type="float">
            <text:p>0</text:p>
          </table:table-cell>
          <table:table-cell office:value-type="float" office:value="0.772492" calcext:value-type="float">
            <text:p>0.772492</text:p>
          </table:table-cell>
          <table:table-cell office:value-type="float" office:value="0.239275" calcext:value-type="float">
            <text:p>0.2392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914083" calcext:value-type="float">
            <text:p>0.0914083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.0665075" calcext:value-type="float">
            <text:p>0.0665075</text:p>
          </table:table-cell>
          <table:table-cell office:value-type="float" office:value="0.495608" calcext:value-type="float">
            <text:p>0.495608</text:p>
          </table:table-cell>
          <table:table-cell office:value-type="float" office:value="0.184942" calcext:value-type="float">
            <text:p>0.1849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12583" calcext:value-type="float">
            <text:p>0.0912583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" calcext:value-type="float">
            <text:p>0</text:p>
          </table:table-cell>
          <table:table-cell office:value-type="float" office:value="0.766608" calcext:value-type="float">
            <text:p>0.766608</text:p>
          </table:table-cell>
          <table:table-cell office:value-type="float" office:value="0.238108" calcext:value-type="float">
            <text:p>0.238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914092" calcext:value-type="float">
            <text:p>0.0914092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.041525" calcext:value-type="float">
            <text:p>0.041525</text:p>
          </table:table-cell>
          <table:table-cell office:value-type="float" office:value="0.485542" calcext:value-type="float">
            <text:p>0.485542</text:p>
          </table:table-cell>
          <table:table-cell office:value-type="float" office:value="0.1803" calcext:value-type="float">
            <text:p>0.18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12608" calcext:value-type="float">
            <text:p>0.0912608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" calcext:value-type="float">
            <text:p>0</text:p>
          </table:table-cell>
          <table:table-cell office:value-type="float" office:value="0.760767" calcext:value-type="float">
            <text:p>0.760767</text:p>
          </table:table-cell>
          <table:table-cell office:value-type="float" office:value="0.236908" calcext:value-type="float">
            <text:p>0.2369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.0665142" calcext:value-type="float">
            <text:p>0.0665142</text:p>
          </table:table-cell>
          <table:table-cell office:value-type="float" office:value="0.482642" calcext:value-type="float">
            <text:p>0.482642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633" calcext:value-type="float">
            <text:p>0.0912633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" calcext:value-type="float">
            <text:p>0</text:p>
          </table:table-cell>
          <table:table-cell office:value-type="float" office:value="0.755083" calcext:value-type="float">
            <text:p>0.755083</text:p>
          </table:table-cell>
          <table:table-cell office:value-type="float" office:value="0.235733" calcext:value-type="float">
            <text:p>0.2357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914192" calcext:value-type="float">
            <text:p>0.0914192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.05816" calcext:value-type="float">
            <text:p>0.05816</text:p>
          </table:table-cell>
          <table:table-cell office:value-type="float" office:value="0.481433" calcext:value-type="float">
            <text:p>0.481433</text:p>
          </table:table-cell>
          <table:table-cell office:value-type="float" office:value="0.180925" calcext:value-type="float">
            <text:p>0.180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12675" calcext:value-type="float">
            <text:p>0.0912675</text:p>
          </table:table-cell>
          <table:table-cell office:value-type="float" office:value="0.0915658" calcext:value-type="float">
            <text:p>0.0915658</text:p>
          </table:table-cell>
          <table:table-cell office:value-type="float" office:value="0" calcext:value-type="float">
            <text:p>0</text:p>
          </table:table-cell>
          <table:table-cell office:value-type="float" office:value="0.749608" calcext:value-type="float">
            <text:p>0.749608</text:p>
          </table:table-cell>
          <table:table-cell office:value-type="float" office:value="0.23465" calcext:value-type="float">
            <text:p>0.23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64475" calcext:value-type="float">
            <text:p>0.0664475</text:p>
          </table:table-cell>
          <table:table-cell office:value-type="float" office:value="0.0665933" calcext:value-type="float">
            <text:p>0.0665933</text:p>
          </table:table-cell>
          <table:table-cell office:value-type="float" office:value="0.0332042" calcext:value-type="float">
            <text:p>0.0332042</text:p>
          </table:table-cell>
          <table:table-cell office:value-type="float" office:value="0.346192" calcext:value-type="float">
            <text:p>0.346192</text:p>
          </table:table-cell>
          <table:table-cell office:value-type="float" office:value="0.1293" calcext:value-type="float">
            <text:p>0.12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63717" calcext:value-type="float">
            <text:p>0.0663717</text:p>
          </table:table-cell>
          <table:table-cell office:value-type="float" office:value="0.0665933" calcext:value-type="float">
            <text:p>0.0665933</text:p>
          </table:table-cell>
          <table:table-cell office:value-type="float" office:value="0" calcext:value-type="float">
            <text:p>0</text:p>
          </table:table-cell>
          <table:table-cell office:value-type="float" office:value="0.542825" calcext:value-type="float">
            <text:p>0.542825</text:p>
          </table:table-cell>
          <table:table-cell office:value-type="float" office:value="0.169708" calcext:value-type="float">
            <text:p>0.1697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57:51.379159786</dc:date>
    <meta:editing-duration>PT5M5S</meta:editing-duration>
    <meta:editing-cycles>1</meta:editing-cycles>
    <meta:generator>LibreOffice/24.2.0.3$Linux_X86_64 LibreOffice_project/420$Build-3</meta:generator>
    <meta:document-statistic meta:table-count="1" meta:cell-count="14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64cm" svg:height="15.561cm" xlink:href=".." xlink:type="simple" chart:class="chart:line" chart:style-name="ch1">
        <chart:title svg:x="9.158cm" svg:y="0.447cm" chart:style-name="ch2">
          <text:p>Total Program Memory Usage Per Generation</text:p>
        </chart:title>
        <chart:subtitle svg:x="8.536cm" svg:y="1.537cm" chart:style-name="ch3">
          <text:p>120 Populations, 0.2 Prune Ratio, 5 Generations per round </text:p>
        </chart:subtitle>
        <chart:legend chart:legend-position="end" svg:x="24.283cm" svg:y="7.481cm" style:legend-expansion="high" chart:style-name="ch4"/>
        <chart:plot-area chart:style-name="ch5" table:cell-range-address="aggregated_all.E5:aggregated_all.E56" chart:data-source-has-labels="row" svg:x="1.564cm" svg:y="2.531cm" svg:width="22.166cm" svg:height="11.738cm">
          <chart:coordinate-region svg:x="2.556cm" svg:y="2.73cm" svg:width="20.987cm" svg:height="10.892cm"/>
          <chart:axis chart:dimension="x" chart:name="primary-x" chart:style-name="ch6">
            <chart:title svg:x="11.677cm" svg:y="14.58cm" chart:style-name="ch7">
              <text:p>Generation #</text:p>
            </chart:title>
          </chart:axis>
          <chart:axis chart:dimension="y" chart:name="primary-y" chart:style-name="ch6">
            <chart:title svg:x="0.451cm" svg:y="9.899cm" chart:style-name="ch8">
              <text:p>Memory Usage (mb)</text:p>
            </chart:title>
            <chart:grid chart:style-name="ch9" chart:class="major"/>
          </chart:axis>
          <chart:series chart:style-name="ch10" chart:values-cell-range-address="aggregated_all.E6:aggregated_all.E56" chart:label-cell-address="aggregated_all.E5:aggregated_all.E5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(mb)</text:p>
                <draw:g>
                  <svg:desc>aggregated_all.E5:aggregated_all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40.2">
                <text:p>3240.2</text:p>
                <draw:g>
                  <svg:desc>aggregated_all.E6:aggregated_all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1.1">
                <text:p>341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0.6">
                <text:p>34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3.2">
                <text:p>355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21.6">
                <text:p>362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9.1">
                <text:p>368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4.2">
                <text:p>296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4.9">
                <text:p>301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2.7">
                <text:p>306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1.5">
                <text:p>316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1.1">
                <text:p>253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6.7">
                <text:p>256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3.1">
                <text:p>2603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9.9">
                <text:p>263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5.8">
                <text:p>26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5.2">
                <text:p>213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1.4">
                <text:p>216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7.5">
                <text:p>218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6.9">
                <text:p>221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2.3">
                <text:p>224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3.7">
                <text:p>169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1.1">
                <text:p>173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7.9">
                <text:p>1767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6.2">
                <text:p>14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9.2">
                <text:p>143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5.1">
                <text:p>14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4.3">
                <text:p>107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3.5">
                <text:p>109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3.2">
                <text:p>110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4.5">
                <text:p>111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8.7">
                <text:p>858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8.5">
                <text:p>88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0.2">
                <text:p>71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7.6">
                <text:p>72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3.6">
                <text:p>73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5.9">
                <text:p>535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9.1">
                <text:p>53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2.3">
                <text:p>54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7.3">
                <text:p>54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.3">
                <text:p>55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